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riptVariableScope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VariableScope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VariableScope.put( String name , XScript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VariableScope.defin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